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P2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Liberation Sans"/>
    </style:style>
    <style:style style:name="P4" style:family="paragraph" style:parent-style-name="Contents_20_Heading">
      <style:text-properties style:font-name="Liberation Sans" officeooo:rsid="0057fa63" officeooo:paragraph-rsid="0057fa63"/>
    </style:style>
    <style:style style:name="P5" style:family="paragraph" style:parent-style-name="Contents_20_1">
      <style:paragraph-properties fo:line-height="150%">
        <style:tab-stops>
          <style:tab-stop style:position="15.926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 fo:line-height="150%">
        <style:tab-stops>
          <style:tab-stop style:position="15.427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 fo:line-height="150%">
        <style:tab-stops>
          <style:tab-stop style:position="14.926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5.924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.896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5.425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397cm" style:type="right" style:leader-style="dotted" style:leader-text="."/>
        </style:tab-stops>
      </style:paragraph-properties>
    </style:style>
    <style:style style:name="P12" style:family="paragraph" style:parent-style-name="Contents_20_Heading">
      <style:text-properties officeooo:rsid="00620e5d" officeooo:paragraph-rsid="00620e5d"/>
    </style:style>
    <style:style style:name="P13" style:family="paragraph" style:parent-style-name="Contents_20_Heading">
      <style:text-properties style:font-name="Liberation Sans"/>
    </style:style>
    <style:style style:name="P14" style:family="paragraph" style:parent-style-name="Header">
      <style:paragraph-properties fo:text-align="center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5c0529" officeooo:paragraph-rsid="005c2098"/>
    </style:style>
    <style:style style:name="P15" style:family="paragraph" style:parent-style-name="Header">
      <style:paragraph-properties fo:text-align="start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18222c" officeooo:paragraph-rsid="005f8e7a"/>
    </style:style>
    <style:style style:name="P16" style:family="paragraph" style:parent-style-name="Heading">
      <style:text-properties style:font-name="Liberation Sans"/>
    </style:style>
    <style:style style:name="P17" style:family="paragraph" style:parent-style-name="Heading_20_1">
      <style:paragraph-properties fo:line-height="150%" fo:text-align="justify" style:justify-single-word="false"/>
      <style:text-properties style:font-name="Liberation Sans"/>
    </style:style>
    <style:style style:name="P18" style:family="paragraph" style:parent-style-name="Heading_20_1">
      <style:paragraph-properties fo:text-align="start" style:justify-single-word="false" fo:break-before="page"/>
      <style:text-properties officeooo:rsid="00661ee0" officeooo:paragraph-rsid="00661ee0"/>
    </style:style>
    <style:style style:name="P19" style:family="paragraph" style:parent-style-name="Heading_20_2">
      <style:paragraph-properties fo:text-align="start" style:justify-single-word="false"/>
      <style:text-properties officeooo:rsid="00661ee0" officeooo:paragraph-rsid="00661ee0"/>
    </style:style>
    <style:style style:name="P20" style:family="paragraph" style:parent-style-name="Text_20_body">
      <style:paragraph-properties fo:line-height="150%" fo:text-align="justify" style:justify-single-word="false"/>
    </style:style>
    <style:style style:name="P21" style:family="paragraph" style:parent-style-name="Text_20_body">
      <style:paragraph-properties fo:text-align="start" style:justify-single-word="false"/>
      <style:text-properties officeooo:paragraph-rsid="006144a3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Text_20_body">
      <style:paragraph-properties fo:text-align="start" style:justify-single-word="false"/>
      <style:text-properties officeooo:paragraph-rsid="0062a682"/>
    </style:style>
    <style:style style:name="P24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Liberation Sans" fo:language="zxx" fo:country="none" fo:font-style="normal" style:text-underline-style="none" fo:font-weight="normal" officeooo:rsid="00661ee0" officeooo:paragraph-rsid="00661ee0" fo:background-color="transparent"/>
    </style:style>
    <style:style style:name="P25" style:family="paragraph" style:parent-style-name="Text_20_body">
      <style:paragraph-properties fo:text-align="start" style:justify-single-word="false"/>
      <style:text-properties officeooo:rsid="00661ee0" officeooo:paragraph-rsid="00661ee0"/>
    </style:style>
    <style:style style:name="T1" style:family="text">
      <style:text-properties officeooo:rsid="00403fdc"/>
    </style:style>
    <style:style style:name="T2" style:family="text">
      <style:text-properties officeooo:rsid="001b0363"/>
    </style:style>
    <style:style style:name="T3" style:family="text">
      <style:text-properties officeooo:rsid="005ddb25"/>
    </style:style>
    <style:style style:name="T4" style:family="text">
      <style:text-properties officeooo:rsid="004e8855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size="12pt" style:font-size-asian="12pt" style:font-size-complex="12pt"/>
    </style:style>
    <style:style style:name="T7" style:family="text">
      <style:text-properties fo:color="#008000" loext:opacity="100%" fo:font-weight="bold"/>
    </style:style>
    <style:style style:name="T8" style:family="text">
      <style:text-properties fo:color="#bbbbbb" loext:opacity="100%"/>
    </style:style>
    <style:style style:name="T9" style:family="text">
      <style:text-properties fo:color="#000000" loext:opacity="100%"/>
    </style:style>
    <style:style style:name="T10" style:family="text">
      <style:text-properties fo:color="#666666" loext:opacity="100%"/>
    </style:style>
    <style:style style:name="T11" style:family="text">
      <style:text-properties fo:color="#19177c" loext:opacity="100%"/>
    </style:style>
    <style:style style:name="T12" style:family="text">
      <style:text-properties officeooo:rsid="006144a3"/>
    </style:style>
    <style:style style:name="T13" style:family="text">
      <style:text-properties style:font-name="Liberation Sans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403fdc" style:font-style-asian="italic" style:font-style-complex="italic"/>
    </style:style>
    <style:style style:name="T16" style:family="text">
      <style:text-properties officeooo:rsid="00661ee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3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9"><text:a xlink:type="simple" xlink:href="#__RefHeading___Toc630_247555406" text:style-name="Index_20_Link" text:visited-style-name="Index_20_Link"><text:span text:style-name="T5">1 Objectifs<text:tab/>1</text:span></text:a></text:p>
          <text:p text:style-name="P9"><text:a xlink:type="simple" xlink:href="#__RefHeading___Toc632_247555406" text:style-name="Index_20_Link" text:visited-style-name="Index_20_Link"><text:span text:style-name="T5">2 XXXX<text:tab/>2</text:span></text:a></text:p>
          <text:p text:style-name="P11"><text:a xlink:type="simple" xlink:href="#__RefHeading___Toc379_3095261546" text:style-name="Index_20_Link" text:visited-style-name="Index_20_Link"><text:span text:style-name="T5">2.1 XXXX</text:span><text:tab/>2</text:a></text:p>
        </text:index-body>
      </text:table-of-content>
      <text:p text:style-name="P16"/>
      <text:p text:style-name="Heading"><text:bookmark-start text:name="__RefHeading___Toc628_247555406"/>Compte-rendu <text:span text:style-name="T16">XXXX</text:span> : <text:span text:style-name="T16">XXXX</text:span><text:bookmark-end text:name="__RefHeading___Toc628_247555406"/></text:p>
      <text:p text:style-name="Text_20_body"/>
      <text:h text:style-name="P17" text:outline-level="1"><text:bookmark-start text:name="__RefHeading___Toc630_247555406"/>Objectifs<text:bookmark-end text:name="__RefHeading___Toc630_247555406"/></text:h>
      <text:p text:style-name="P3">- <text:span text:style-name="T16">XXXXXXXXXXXXXXXXX</text:span></text:p>
      <text:p text:style-name="P20"><text:span text:style-name="T5"/></text:p>
      <text:p text:style-name="P20"><text:span text:style-name="T5"/></text:p>
      <text:h text:style-name="P18" text:outline-level="1"><text:bookmark-start text:name="__RefHeading___Toc632_247555406"/>XXXX<text:bookmark-end text:name="__RefHeading___Toc632_247555406"/></text:h>
      <text:p text:style-name="P21"/>
      <text:h text:style-name="P19" text:outline-level="2"><text:bookmark-start text:name="__RefHeading___Toc379_3095261546"/>XXXX<text:bookmark-end text:name="__RefHeading___Toc379_3095261546"/></text:h>
      <text:p text:style-name="P22"/>
      <text:p text:style-name="P25">XXXXXXXXXXXXX</text:p>
      <text:p text:style-name="P24"><text:span text:style-name="T9">XXX</text:span></text:p>
      <text:p text:style-name="P23"/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7pt" fo:font-weight="bold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snap-to-layout-grid="false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7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fo:padding="0.102cm" fo:border="none" style:shadow="none" text:number-lines="false" text:line-number="0"/>
      <style:text-properties style:font-name="Liberation Sans2" fo:font-family="'Liberation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5c0529" officeooo:paragraph-rsid="005c2098"/>
    </style:style>
    <style:style style:name="MP2" style:family="paragraph" style:parent-style-name="Header">
      <style:paragraph-properties fo:text-align="start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18222c" officeooo:paragraph-rsid="005f8e7a"/>
    </style:style>
    <style:style style:name="MP3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MP4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MT1" style:family="text">
      <style:text-properties officeooo:rsid="00403fd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officeooo:rsid="00661ee0"/>
    </style:style>
    <style:style style:name="MT4" style:family="text">
      <style:text-properties officeooo:rsid="001b0363"/>
    </style:style>
    <style:style style:name="MT5" style:family="text">
      <style:text-properties fo:font-style="italic" officeooo:rsid="00403fdc" style:font-style-asian="italic" style:font-style-complex="italic"/>
    </style:style>
    <style:style style:name="MT6" style:family="text">
      <style:text-properties officeooo:rsid="005ddb25"/>
    </style:style>
    <style:style style:name="MT7" style:family="text">
      <style:text-properties officeooo:rsid="004e8855"/>
    </style:style>
    <style:page-layout style:name="Mpm1">
      <style:page-layout-properties fo:page-width="21.006cm" fo:page-height="29.693cm" style:num-format="1" style:print-orientation="landscape" fo:margin-top="2.54cm" fo:margin-bottom="2.54cm" fo:margin-left="2.011cm" fo:margin-right="2.0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024/2025 <text:span text:style-name="MT1">—</text:span> <text:span text:style-name="MT2">BTS SIO 1SIOA</text:span><text:tab/><text:tab/>TC<text:span text:style-name="MT3">X</text:span>-<text:span text:style-name="MT3">X</text:span> <text:span text:style-name="MT1">—</text:span> TP<text:span text:style-name="MT3">X</text:span></text:p>
      </style:header>
      <style:footer>
        <text:p text:style-name="MP2"><text:span text:style-name="MT4">Page </text:span><text:page-number text:select-page="current">2</text:page-number>/<text:page-count>2</text:page-count><text:tab/><text:tab/><text:span text:style-name="MT5">Evan Barroca</text:span><text:span text:style-name="MT1"> —</text:span><text:span text:style-name="MT6"> </text:span><text:span text:style-name="MT3">XX</text:span><text:span text:style-name="MT6"> </text:span><text:span text:style-name="MT3">Xxx</text:span><text:span text:style-name="MT6">. 2024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>
      <style:header>
        <text:p text:style-name="MP3">Projet BTS SIO – <text:span text:style-name="MT7">Systèmes d’exploitation et réseaux informatiques</text:span></text:p>
      </style:header>
      <style:footer>
        <text:p text:style-name="MP4"><text:span text:style-name="MT4">Page </text:span><text:page-number text:select-page="current">0</text:page-number>/<text:page-count>2</text:page-count><text:tab/><text:tab/><text:tab/><text:tab/> <text:s text:c="30"/><text:span text:style-name="MT1">Evan Barroca—Paccard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6:48:40.663621247</meta:creation-date>
    <meta:generator>LibreOffice/24.2.6.2$Linux_X86_64 LibreOffice_project/420$Build-2</meta:generator>
    <dc:date>2024-10-09T10:38:44.541611711</dc:date>
    <meta:editing-duration>P2DT19H17M4S</meta:editing-duration>
    <meta:editing-cycles>83</meta:editing-cycles>
    <meta:print-date>2024-09-27T11:47:06.014155185</meta:print-date>
    <meta:printed-by>PDF files</meta:printed-by>
    <meta:document-statistic meta:table-count="0" meta:image-count="0" meta:object-count="0" meta:page-count="2" meta:paragraph-count="15" meta:word-count="50" meta:character-count="323" meta:non-whitespace-character-count="252"/>
  </office:meta>
</office:document-meta>
</file>